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6.14cm" fo:margin-left="0.404cm" table:align="left" style:writing-mode="lr-tb"/>
    </style:style>
    <style:style style:name="Tabela1.A" style:family="table-column">
      <style:table-column-properties style:column-width="2.205cm"/>
    </style:style>
    <style:style style:name="Tabela1.B" style:family="table-column">
      <style:table-column-properties style:column-width="13.935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B2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1.A4" style:family="table-cell">
      <style:table-cell-properties style:vertical-align="top" fo:background-color="#ff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B4" style:family="table-cell">
      <style:table-cell-properties style:vertical-align="top" fo:background-color="#ff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Normal_20__28_Web_29_">
      <style:paragraph-properties fo:margin-top="0cm" fo:margin-bottom="0cm"/>
    </style:style>
    <style:style style:name="P4" style:family="paragraph" style:parent-style-name="Normal_20__28_Web_29_">
      <style:paragraph-properties fo:margin-top="0cm" fo:margin-bottom="0cm"/>
      <style:text-properties fo:font-size="10pt" style:font-size-asian="10pt" style:font-size-complex="10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9" style:family="paragraph" style:parent-style-name="Standard">
      <style:text-properties fo:color="#000080" fo:font-size="10pt" style:font-size-asian="10pt" style:font-size-complex="10pt"/>
    </style:style>
    <style:style style:name="P10" style:family="paragraph" style:parent-style-name="Standard">
      <style:paragraph-properties style:snap-to-layout-grid="false"/>
      <style:text-properties fo:color="#000080" fo:font-size="10pt" style:font-size-asian="10pt" style:font-size-complex="10pt"/>
    </style:style>
    <style:style style:name="P11" style:family="paragraph" style:parent-style-name="Standard" style:list-style-name="WW8Num2">
      <style:text-properties fo:color="#000080" fo:font-size="10pt" style:font-size-asian="10pt" style:font-size-complex="10pt"/>
    </style:style>
    <style:style style:name="P12" style:family="paragraph" style:parent-style-name="Standard" style:list-style-name="WW8Num2">
      <style:text-properties fo:color="#000080" fo:font-size="10pt" fo:language="es" fo:country="ES" style:font-size-asian="10pt" style:font-size-complex="10pt"/>
    </style:style>
    <style:style style:name="P13" style:family="paragraph" style:parent-style-name="Standard">
      <style:paragraph-properties style:snap-to-layout-grid="false"/>
      <style:text-properties fo:color="#000080" fo:font-size="10pt" fo:language="es" fo:country="ES" style:font-size-asian="10pt" style:font-size-complex="10pt"/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17" style:family="paragraph" style:parent-style-name="Standard">
      <style:text-properties fo:font-size="10pt" fo:language="es" fo:country="ES" style:font-size-asian="10pt" style:font-size-complex="10pt"/>
    </style:style>
    <style:style style:name="P18" style:family="paragraph" style:parent-style-name="Heading_20_2">
      <style:paragraph-properties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19" style:family="paragraph" style:parent-style-name="Heading_20_2">
      <style:paragraph-properties style:snap-to-layout-grid="false"/>
      <style:text-properties fo:font-size="10pt" style:font-size-asian="10pt" style:font-size-complex="10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language="es" fo:country="ES" style:font-name-complex="Arial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-complex="Arial"/>
    </style:style>
    <style:style style:name="T9" style:family="text">
      <style:text-properties fo:language="es" fo:country="ES"/>
    </style:style>
    <style:style style:name="T10" style:family="text">
      <style:text-properties fo:color="#000080"/>
    </style:style>
    <style:style style:name="T11" style:family="text">
      <style:text-properties fo:color="#000080" fo:language="es" fo:country="ES"/>
    </style:style>
    <style:style style:name="T12" style:family="text">
      <style:text-properties fo:font-size="11pt" fo:language="es" fo:country="ES" style:font-size-asian="11pt" style:font-size-complex="11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language="es" fo:country="ES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INF1032- Empreendimento em Informática – UFRGS</text:h>
      <text:h text:style-name="Heading_20_1" text:outline-level="1">Plano Geral de Atividades Detalhado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h text:style-name="P19" text:outline-level="2"/>
          </table:table-cell>
          <table:table-cell table:style-name="Tabela1.B1" office:value-type="string">
            <text:h text:style-name="P1" text:outline-level="1">PLANEJADO (indicados cases semestres anteriores / EXECUTADO 2011-2)</text:h>
            <text:p text:style-name="P15"><text:span text:style-name="T1">Obs- A confirmacao dos cases dependera da disponibilidade dos empresarios e da </text:span><text:span text:style-name="T1">validação do planejamento, pela turma, ao final de cada aula</text:span></text:p>
          </table:table-cell>
        </table:table-row>
        <table:table-row table:style-name="Tabela1.1">
          <table:table-cell table:style-name="Tabela1.A2" office:value-type="string">
            <text:h text:style-name="P19" text:outline-level="2">Aula 1/2</text:h>
            <text:p text:style-name="P15">11mar2011</text:p>
          </table:table-cell>
          <table:table-cell table:style-name="Tabela1.B2" office:value-type="string">
            <text:p text:style-name="P6">Apresentação da Disciplina</text:p>
            <text:p text:style-name="P5"/>
            <text:p text:style-name="P15"><text:span text:style-name="T1">Empreendedorismo- Conceitos Básicos</text:span><text:span text:style-name="T1"> </text:span></text:p>
            <text:p text:style-name="P15"><text:span text:style-name="T2">Apresentação </text:span><text:span text:style-name="T1">com Transparências- Motivação ao empreendedorismo </text:span></text:p>
            <text:p text:style-name="P15"><text:span text:style-name="T1">até item CURVA DE RISCO</text:span></text:p>
            <text:p text:style-name="P5"/>
            <text:p text:style-name="P5"/>
          </table:table-cell>
        </table:table-row>
        <table:table-row table:style-name="Tabela1.1">
          <table:table-cell table:style-name="Tabela1.A2" office:value-type="string">
            <text:h text:style-name="P19" text:outline-level="2">Aula 3/4</text:h>
            <text:p text:style-name="P15">18mar2011</text:p>
          </table:table-cell>
          <table:table-cell table:style-name="Tabela1.B2" office:value-type="string">
            <text:p text:style-name="P16"><text:span text:style-name="T2">CASE A1</text:span><text:span text:style-name="T1">- PIER.WS <text:s/>Gustavo e Sergio Finger <text:s/>gustavo.finger@pier.ws.com.br</text:span></text:p>
            <text:p text:style-name="P5"/>
            <text:p text:style-name="P5">Apresentação CHA- atitude NETWORKING </text:p>
            <text:p text:style-name="P5"/>
            <text:p text:style-name="P5">Aula 4- Sala dos computadores- AVALIACAO DO CASE + PN ind 123 (via formulario Google docs)</text:p>
            <text:p text:style-name="P5"/>
            <text:p text:style-name="P5">APRESENTACAO folder da disciplina</text:p>
            <text:p text:style-name="P5"/>
          </table:table-cell>
        </table:table-row>
        <table:table-row table:style-name="Tabela1.1">
          <table:table-cell table:style-name="Tabela1.A4" office:value-type="string">
            <text:h text:style-name="P19" text:outline-level="2">Aula 5/6</text:h>
            <text:p text:style-name="P15"/>
            <text:p text:style-name="P15"/>
          </table:table-cell>
          <table:table-cell table:style-name="Tabela1.B4" office:value-type="string">
            <text:p text:style-name="P16"><text:span text:style-name="T2">CASE A2</text:span><text:span text:style-name="T1">- apresentação e análise plenária <text:s/></text:span></text:p>
            <text:p text:style-name="P15"><text:span text:style-name="T1">Leandro P</text:span><text:span text:style-name="T1">eres <text:s text:c="2"/>FASTCOMPRAS.COM.BR</text:span></text:p>
            <text:p text:style-name="P5"/>
            <text:p text:style-name="P5"/>
            <text:p text:style-name="P15"><text:span text:style-name="T1">CHA empreendedor</text:span><text:span text:style-name="T1">- <text:s/>DE lamina 47 a 54 (perfil psico social brasileiro)</text:span></text:p>
            <text:p text:style-name="P5"/>
            <text:p text:style-name="P5">apresentar <text:s/>DRE e BP bem cedo para viabilizar perguntas durante os cases)</text:p>
            <text:p text:style-name="P4"><text:span text:style-name="T1">- Curva ABC de receita- teste de GINI </text:span><text:span text:style-name="T1">– teoria</text:span></text:p>
            <text:p text:style-name="P5">- Ponto de equilíbrio, MC- margem de contribuição, CF, CV, CT – Formação de Preco (dica para proximo semestre: trocar caso da caneta por empresa que vende hora-homem) </text:p>
            <text:p text:style-name="P5">- Pratica em laboratório- implementação do gráfico do PE para o PN individual (em duplas) – Obs- Semana Acadêmica- frequencia baixa.</text:p>
            <text:p text:style-name="P5">Retomar este assunto</text:p>
            <text:p text:style-name="P5"/>
          </table:table-cell>
        </table:table-row>
        <table:table-row table:style-name="Tabela1.1">
          <table:table-cell table:style-name="Tabela1.A4" office:value-type="string">
            <text:h text:style-name="P19" text:outline-level="2"><text:span text:style-name="T9">Aula <text:s/>7/8</text:span></text:h>
            <text:p text:style-name="P15"/>
            <text:p text:style-name="P17"/>
          </table:table-cell>
          <table:table-cell table:style-name="Tabela1.B4" office:value-type="string">
            <text:p text:style-name="P16"><text:span text:style-name="T2">CASE A3</text:span><text:span text:style-name="T1">- apresentação e análise plenária <text:s/></text:span></text:p>
            <text:p text:style-name="P15"><text:span text:style-name="T10">ALLEVO </text:span><text:span text:style-name="T1">Ronaldo Ferreira <text:s text:c="12"/>ALLEVO GENETICS</text:span></text:p>
            <text:p text:style-name="Standard"><text:a xlink:type="simple" xlink:href="mailto:ronandorferreira@gmail.com"><text:span text:style-name="Internet_20_link"><text:span text:style-name="T6">ronandorferreira@gmail.com</text:span></text:span></text:a></text:p>
          </table:table-cell>
        </table:table-row>
        <table:table-row table:style-name="Tabela1.1">
          <table:table-cell table:style-name="Tabela1.A1" office:value-type="string">
            <text:h text:style-name="P19" text:outline-level="2">Aula 9/10</text:h>
            <text:p text:style-name="P15"/>
            <text:p text:style-name="P15"/>
          </table:table-cell>
          <table:table-cell table:style-name="Tabela1.B1" office:value-type="string">
            <text:p text:style-name="P10">CASE B1- </text:p>
            <text:p text:style-name="P9">Análise Comparativa de balanços</text:p>
            <text:list xml:id="list717731778" text:style-name="WW8Num2">
              <text:list-item>
                <text:p text:style-name="P12">Parte1- Teoria + PARKS 2001</text:p>
              </text:list-item>
              <text:list-item>
                <text:p text:style-name="P11">Parte 2- Analise por duplas (entregue copias papel para cada dupla- dinamica seguida de apresentação algunas duplas). Em qual empresa vc investiria sua carreira profissional?</text:p>
              </text:list-item>
            </text:list>
            <text:p text:style-name="Standard"><text:a xlink:type="simple" xlink:href="../Parks%202002%20bp%20der.jpg"><text:span text:style-name="Internet_20_link"><text:span text:style-name="T15">PARKS 2002-2001</text:span></text:span></text:a></text:p>
            <text:p text:style-name="Standard"><text:a xlink:type="simple" xlink:href="../DIGITEL%202002%20bp%20der.jpg"><text:span text:style-name="Internet_20_link"><text:span text:style-name="T15">DIGITEL 2002-2001</text:span></text:span></text:a></text:p>
            <text:p text:style-name="P5"/>
            <text:p text:style-name="P5"/>
            <text:p text:style-name="Standard"><text:a xlink:type="simple" xlink:href="../DER%20e%20BP%20%20simplificados.xls"><text:span text:style-name="Internet_20_link"><text:span text:style-name="T6">DER e BP Simplificados Para Colocar Nos Relatórios</text:span></text:span></text:a></text:p>
            <text:p text:style-name="Standard"><text:span text:style-name="T6">Analise balanço </text:span><text:a xlink:type="simple" xlink:href="../Digistar%202005%20bp%20der%20DSC00573%20TOTAL.JPG"><text:span text:style-name="Internet_20_link"><text:span text:style-name="T6">Digistar 2005</text:span></text:span></text:a></text:p>
            <text:p text:style-name="P5">CHA- Técnicas apresentação / técnicas negociação (propostas)</text:p>
            <text:p text:style-name="P5">Preparação jogo caneta</text:p>
          </table:table-cell>
        </table:table-row>
        <table:table-row table:style-name="Tabela1.1">
          <table:table-cell table:style-name="Tabela1.A1" office:value-type="string">
            <text:h text:style-name="P19" text:outline-level="2">Aula 11/12</text:h>
            <text:p text:style-name="P15"/>
          </table:table-cell>
          <table:table-cell table:style-name="Tabela1.B1" office:value-type="string">
            <text:p text:style-name="P14"><text:a xlink:type="simple" xlink:href="../Plano-de-Negócio-Roteiro-UFRGS-SEBRAE-inf1032.ppt"><text:span text:style-name="Internet_20_link"><text:span text:style-name="T14">Planos de Negócio</text:span></text:span></text:a><text:a xlink:type="simple" xlink:href="../Plano-de-Negócio-Roteiro-UFRGS-SEBRAE-inf1032.ppt"><text:span text:style-name="Internet_20_link"><text:span text:style-name="T14"> Individual- Apresentação Laminas</text:span></text:span></text:a></text:p>
            <text:p text:style-name="P7"/>
            <text:p text:style-name="P15"><text:span text:style-name="T2">CASE B2</text:span><text:span text:style-name="T1">- apresentação e análise plenária <text:s/></text:span></text:p>
            <text:p text:style-name="Standard"><text:a xlink:type="simple" xlink:href="http://www.stech.net.br/"><text:span text:style-name="Internet_20_link"><text:span text:style-name="T6">www.stech.net.br</text:span></text:span></text:a><text:span text:style-name="T6">– Carlos Eduardo Vianna</text:span></text:p>
            <text:p text:style-name="P5">- Dinâmica de Grupo – Negociação da caneta</text:p>
            <text:p text:style-name="P7"/>
          </table:table-cell>
        </table:table-row>
        <table:table-row table:style-name="Tabela1.1">
          <table:table-cell table:style-name="Tabela1.A1" office:value-type="string">
            <text:h text:style-name="P19" text:outline-level="2">Aula 13/14</text:h>
            <text:p text:style-name="P15"/>
          </table:table-cell>
          <table:table-cell table:style-name="Tabela1.B1" office:value-type="string">
            <text:p text:style-name="P14"><text:span text:style-name="T7">Case B</text:span><text:span text:style-name="T7">3- </text:span><text:a xlink:type="simple" xlink:href="http://www.propus.com.br/"><text:span text:style-name="Internet_20_link"><text:span text:style-name="T7">www.propus.com.br</text:span></text:span></text:a><text:span text:style-name="T7"> – Eurico do Canto</text:span></text:p>
            <text:p text:style-name="P7"/>
            <text:p text:style-name="P7">- Preliminar discussão PN individual (aquecimento)</text:p>
            <text:p text:style-name="P3"><text:soft-page-break/><text:span text:style-name="T7">- Apresentação DRE </text:span><text:a xlink:type="simple" xlink:href="../APOSTILA%20demo%20resultado%20projetado-%20passoFINAL%20minimizado%20V4.xls"><text:span text:style-name="Internet_20_link"><text:span text:style-name="T6">Clique para down Load da planilha contendo modelo de DER – DEMO DE RESULTADOS. Arquivo &lt;APOSTILA demo resultado projetado- passoFINAL minimizado.zip&gt; (641KB)</text:span></text:span></text:a></text:p>
            <text:p text:style-name="P7"/>
          </table:table-cell>
        </table:table-row>
        <table:table-row table:style-name="Tabela1.1">
          <table:table-cell table:style-name="Tabela1.A1" office:value-type="string">
            <text:h text:style-name="P19" text:outline-level="2">Aula 15/16</text:h>
            <text:p text:style-name="P15"/>
          </table:table-cell>
          <table:table-cell table:style-name="Tabela1.B1" office:value-type="string">
            <text:p text:style-name="P16"><text:span text:style-name="T1">- Case C1</text:span><text:span text:style-name="T1">- PARKS / DATACOM / DIGITEL / DIGICOM /DIGISTAR (alternadativamente uma das empresas)</text:span></text:p>
            <text:p text:style-name="P5"/>
            <text:p text:style-name="P5">- Dinâmica de Grupo – Avaliação dos PN individuais 1-7</text:p>
            <text:p text:style-name="P5">melhor de 2 / melhor de 4- </text:p>
            <text:p text:style-name="P15"><text:span text:style-name="T1">Ganhou- Ganhou 10 - A</text:span></text:p>
            <text:p text:style-name="P15"><text:span text:style-name="T1">Ganhou- Perdeu 8 <text:s/>- B</text:span></text:p>
            <text:p text:style-name="P15"><text:span text:style-name="T1">Perdeu-Ganhou <text:s/>6 – B </text:span></text:p>
            <text:p text:style-name="P15"><text:span text:style-name="T1">Perdeu-Perdeu 4 – C</text:span></text:p>
            <text:p text:style-name="P5">Ausente- 0 D</text:p>
            <text:p text:style-name="P5">Presente sem PN – 1 D</text:p>
            <text:p text:style-name="P5"/>
          </table:table-cell>
        </table:table-row>
        <table:table-row table:style-name="Tabela1.1">
          <table:table-cell table:style-name="Tabela1.A1" office:value-type="string">
            <text:p text:style-name="P8"/>
          </table:table-cell>
          <table:table-cell table:style-name="Tabela1.B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h text:style-name="P19" text:outline-level="2">Aula 17/18</text:h>
            <text:p text:style-name="P15"/>
          </table:table-cell>
          <table:table-cell table:style-name="Tabela1.B1" office:value-type="string">
            <text:p text:style-name="P6">- Case C1- PARKS / DATACOM / DIGITEL / DIGICOM /DIGISTAR (alternadativamente uma das empresas)</text:p>
            <text:p text:style-name="P5"/>
          </table:table-cell>
        </table:table-row>
        <table:table-row table:style-name="Tabela1.1">
          <table:table-cell table:style-name="Tabela1.A1" office:value-type="string">
            <text:h text:style-name="P19" text:outline-level="2">Aula 19/20</text:h>
          </table:table-cell>
          <table:table-cell table:style-name="Tabela1.B1" office:value-type="string">
            <text:p text:style-name="P6">- Case C1- PARKS / DATACOM / DIGITEL / DIGICOM /DIGISTAR (alternadativamente uma das empresas)</text:p>
            <text:p text:style-name="P5"/>
          </table:table-cell>
        </table:table-row>
        <table:table-row table:style-name="Tabela1.1">
          <table:table-cell table:style-name="Tabela1.A1" office:value-type="string">
            <text:h text:style-name="P19" text:outline-level="2">Ultima Aula</text:h>
          </table:table-cell>
          <table:table-cell table:style-name="Tabela1.B1" office:value-type="string">
            <text:p text:style-name="P8">Apresentação dos PNegocio em grupo</text:p>
          </table:table-cell>
        </table:table-row>
        <table:table-row table:style-name="Tabela1.1">
          <table:table-cell table:style-name="Tabela1.A1" office:value-type="string">
            <text:p text:style-name="P8"/>
          </table:table-cell>
          <table:table-cell table:style-name="Tabela1.B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h text:style-name="P18" text:outline-level="2"/>
          </table:table-cell>
          <table:table-cell table:style-name="Tabela1.B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p text:style-name="P8"/>
          </table:table-cell>
          <table:table-cell table:style-name="Tabela1.B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p text:style-name="P8"/>
          </table:table-cell>
          <table:table-cell table:style-name="Tabela1.B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h text:style-name="P18" text:outline-level="2"/>
          </table:table-cell>
          <table:table-cell table:style-name="Tabela1.B1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name-complex="Arial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weight="bold" style:font-weight-asian="bold" style:font-name-complex="Arial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ão Gross</meta:initial-creator>
    <meta:creation-date>2011-08-28T17:04:34</meta:creation-date>
    <meta:document-statistic meta:table-count="1" meta:image-count="0" meta:object-count="0" meta:page-count="2" meta:paragraph-count="65" meta:word-count="440" meta:character-count="2881"/>
    <dc:date>2011-08-28T17:06:23</dc:date>
    <dc:creator>João Gross</dc:creator>
    <meta:editing-duration>PT1M49S</meta:editing-duration>
    <meta:editing-cycles>1</meta:editing-cycles>
    <meta:generator>BrOffice/3.3$Linux LibreOffice_project/330m19$Build-301</meta:generator>
  </office:meta>
</office:document-meta>
</file>